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1,()/[pommes de terre],1,()">
            <text:p>boudin,1,()/pommes,1,()/[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Nouveau Titre">
            <text:p>Nouveau Tit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